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arlene</text:p>
          </table:table-cell>
          <table:table-cell office:value-type="string">
            <text:p><text:a xlink:href="mailto:marlene_hirose@yahoo.com">marlene_hirose@yahoo.com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Sarah</text:p>
          </table:table-cell>
          <table:table-cell office:value-type="string">
            <text:p><text:a xlink:href="mailto:sarah_georg@yahoo.com">sarah_georg@yahoo.com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Isa</text:p>
          </table:table-cell>
          <table:table-cell office:value-type="string">
            <text:p><text:a xlink:href="mailto:isabeeza@yahoo.com">isabeeza@yahoo.com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Matt</text:p>
          </table:table-cell>
          <table:table-cell office:value-type="string">
            <text:p><text:a xlink:href="mailto:claydude@google.com">claydude@google.com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Ken</text:p>
          </table:table-cell>
          <table:table-cell office:value-type="string">
            <text:p><text:a xlink:href="mailto:Ken_w@comcast.net">Ken_w@comcast.net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Priscilla</text:p>
          </table:table-cell>
          <table:table-cell office:value-type="string">
            <text:p><text:a xlink:href="mailto:PG@hedgie.com">PG@hedgie.com</text:a>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Nic</text:p>
          </table:table-cell>
          <table:table-cell office:value-type="string">
            <text:p><text:a xlink:href="mailto:giantsrule@att.net">giantsrule@att.net</text:a></text:p>
          </table:table-cell>
          <table:table-cell office:value-type="string">
            <text:p>passwo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11/04/2014</text:date>, <text:time>09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ene Hirose</meta:initial-creator>
    <meta:creation-date>2014-11-04T09:08:17</meta:creation-date>
    <dc:date>2014-11-04T09:10:29</dc:date>
    <dc:creator>Marlene Hirose</dc:creator>
    <meta:editing-duration>PT2M15S</meta:editing-duration>
    <meta:editing-cycles>1</meta:editing-cycles>
    <meta:document-statistic meta:table-count="3" meta:cell-count="21" meta:object-count="0"/>
    <meta:generator>OpenOffice.org/3.4$Unix OpenOffice.org_project/340m1$Build-9590</meta:generator>
  </office:meta>
</office:document-meta>
</file>